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only knew to ring:</text:p>
      <text:p text:style-name="Normal">*RIIIIIIIING RIIIIII-tap* and it would have kept on ringing, had it not been for her.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at the very least it had one, and as she looked at, <text:span text:style-name="T1">「I'm jealous,」 </text:span>she lied. Somewhere deep down though, she did wish she were jealous. The clock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She just lie in bed doing nothing in particular. </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and they understood her a lot more than reality or anything that was real, so it was only natural that she wanted to spend more time with her head in the clouds than with her feet on the ground.</text:p>
      <text:p text:style-name="Normal">“...”</text:p>
      <text:p text:style-name="Normal">... There might have been a lie in that last sentence. </text:p>
      <text:p text:style-name="Normal">“...”</text:p>
      <text:p text:style-name="Normal">There just might be someone who understood her well, here on Earth. At least, that's what she thought, she could never really tell what that person was really thinking. But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text:span text:style-name="T1">you</text:span> a little longer. <text:span text:style-name="T1">「... It's like I'm always thinking about you... Did you know? In my dreams, you think about me too sometimes...」 W</text:span>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Spot by spot they climbed her blanket, until they touched her face. They were cold, and they were bright. Blindingly so. So she hid under her blanket. She didn't want anyone or anything telling her to get up, not even the sun. </text:p>
      <text:p text:style-name="Normal">“...”</text:p>
      <text:p text:style-name="Normal">Did she not? There might have been a lie in that last sentence too, and deep down, she knew that. Right now though, she wasn't in the mood to think about it.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Then, 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bout a second ago),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 text:c="1"/><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aking care of it; thinking about it this way, she smiled.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you<text:span text:style-name="T1">.</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you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 </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let her knees bend and her hands fall on them, the rest of her upper body now resting its entire weight on her arms. A drop of sweat flowed down from her forehead, and it fell into a small puddle below her. The puddle was by no means deep or opaque, but by some trick of light, there was her reflection in it. </text:p>
      <text:p text:style-name="Normal"><text:span text:style-name="T1">「Say, how much longer are we going to pretend play? I'm sick of it,」 </text:span>it said.</text:p>
      <text:p text:style-name="Normal">She closed her eyes, ignored it, and walked to the bus stop. And so, today too began on a sour note.</text:p>
      <text:p text:style-name="Normal"/>
      <text:p text:style-name="P1">•••</text:p>
      <text:p text:style-name="Normal">The water felt ice cold on her face, and it felt equally col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today's classes had started not all that long ago relatively speaking, she should be alone for a while. </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blank. For some reason she couldn't explain, she was glad it never changed.</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